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Text_20_body">
      <style:text-properties fo:font-variant="normal" fo:text-transform="none" fo:color="#212529" loext:opacity="100%" style:font-name="apple-system" fo:font-size="11.25pt" fo:letter-spacing="normal" fo:font-style="normal" fo:font-weight="normal" officeooo:rsid="000cadd8" officeooo:paragraph-rsid="000cadd8"/>
    </style:style>
    <style:style style:name="P2" style:family="paragraph" style:parent-style-name="Text_20_body">
      <style:paragraph-properties fo:margin-top="0in" fo:margin-bottom="0.0972in" style:contextual-spacing="false" fo:text-align="start" style:justify-single-word="false" fo:orphans="2" fo:widows="2"/>
      <style:text-properties fo:font-variant="normal" fo:text-transform="none" fo:color="#212529" loext:opacity="100%" style:font-name="apple-system" fo:font-size="11.25pt" fo:letter-spacing="normal" fo:font-style="normal" fo:font-weight="normal" officeooo:rsid="000e6394" officeooo:paragraph-rsid="000e6394" style:font-weight-asian="normal" style:font-weight-complex="normal"/>
    </style:style>
    <style:style style:name="P3" style:family="paragraph" style:parent-style-name="Text_20_body">
      <style:paragraph-properties fo:margin-top="0in" fo:margin-bottom="0.0972in" style:contextual-spacing="false" fo:text-align="start" style:justify-single-word="false" fo:orphans="2" fo:widows="2"/>
      <style:text-properties fo:font-variant="normal" fo:text-transform="none" fo:color="#212529" loext:opacity="100%" style:font-name="apple-system" fo:font-size="11.25pt" fo:letter-spacing="normal" fo:font-style="normal" fo:font-weight="bold" style:font-weight-asian="bold" style:font-weight-complex="bold"/>
    </style:style>
    <style:style style:name="P4" style:family="paragraph" style:parent-style-name="Text_20_body">
      <style:paragraph-properties fo:margin-top="0in" fo:margin-bottom="0.0972in" style:contextual-spacing="false" fo:text-align="start" style:justify-single-word="false" fo:orphans="2" fo:widows="2"/>
      <style:text-properties fo:font-variant="normal" fo:text-transform="none" fo:color="#212529" loext:opacity="100%" style:font-name="apple-system" fo:font-size="11.25pt" fo:letter-spacing="normal" fo:font-style="normal" fo:font-weight="bold" officeooo:rsid="000cadd8" officeooo:paragraph-rsid="000cadd8" style:font-weight-asian="bold" style:font-weight-complex="bold"/>
    </style:style>
    <style:style style:name="P5" style:family="paragraph" style:parent-style-name="Title">
      <style:text-properties officeooo:rsid="000cadd8" officeooo:paragraph-rsid="000cadd8"/>
    </style:style>
    <style:style style:name="P6" style:family="paragraph" style:parent-style-name="Text_20_body" style:list-style-name="L1">
      <style:paragraph-properties fo:margin-top="0in" fo:margin-bottom="0.0972in" style:contextual-spacing="false" fo:text-align="start" style:justify-single-word="false" fo:orphans="2" fo:widows="2"/>
      <style:text-properties fo:font-variant="normal" fo:text-transform="none" fo:color="#212529" loext:opacity="100%" style:font-name="apple-system" fo:font-size="11.25pt" fo:letter-spacing="normal" fo:font-style="normal" fo:font-weight="bold" officeooo:rsid="000cadd8" officeooo:paragraph-rsid="000cadd8" style:font-weight-asian="bold" style:font-weight-complex="bold"/>
    </style:style>
    <style:style style:name="P7" style:family="paragraph" style:parent-style-name="Text_20_body" style:list-style-name="L1">
      <style:paragraph-properties fo:margin-top="0in" fo:margin-bottom="0.0972in" style:contextual-spacing="false" fo:text-align="start" style:justify-single-word="false" fo:orphans="2" fo:widows="2"/>
      <style:text-properties fo:font-variant="normal" fo:text-transform="none" fo:color="#212529" loext:opacity="100%" style:font-name="apple-system" fo:font-size="11.25pt" fo:letter-spacing="normal" fo:font-style="normal" fo:font-weight="bold" style:font-weight-asian="bold" style:font-weight-complex="bold"/>
    </style:style>
    <style:style style:name="P8" style:family="paragraph" style:parent-style-name="Text_20_body" style:list-style-name="L1">
      <style:paragraph-properties fo:margin-top="0in" fo:margin-bottom="0.0972in" style:contextual-spacing="false" fo:text-align="start" style:justify-single-word="false" fo:orphans="2" fo:widows="2"/>
      <style:text-properties fo:font-variant="normal" fo:text-transform="none" fo:color="#212529" loext:opacity="100%" style:font-name="apple-system" fo:font-size="11.25pt" fo:letter-spacing="normal" fo:font-style="normal" fo:font-weight="normal" officeooo:rsid="000cadd8" officeooo:paragraph-rsid="000cadd8" style:font-weight-asian="normal" style:font-weight-complex="normal"/>
    </style:style>
    <style:style style:name="P9" style:family="paragraph" style:parent-style-name="Text_20_body" style:list-style-name="L1">
      <style:paragraph-properties fo:margin-top="0in" fo:margin-bottom="0.0972in" style:contextual-spacing="false" fo:text-align="start" style:justify-single-word="false" fo:orphans="2" fo:widows="2"/>
      <style:text-properties fo:font-variant="normal" fo:text-transform="none" fo:color="#212529" loext:opacity="100%" style:font-name="apple-system" fo:font-size="11.25pt" fo:letter-spacing="normal" fo:font-style="normal" fo:font-weight="normal" officeooo:rsid="000e6394" officeooo:paragraph-rsid="000e6394" style:font-weight-asian="normal" style:font-weight-complex="normal"/>
    </style:style>
    <style:style style:name="T1" style:family="text">
      <style:text-properties fo:font-weight="normal" officeooo:rsid="000cadd8" style:font-weight-asian="normal" style:font-weight-complex="normal"/>
    </style:style>
    <style:style style:name="T2" style:family="text">
      <style:text-properties fo:font-weight="normal" officeooo:rsid="0010f032" style:font-weight-asian="normal" style:font-weight-complex="normal"/>
    </style:style>
    <style:style style:name="T3" style:family="text">
      <style:text-properties fo:font-weight="normal" officeooo:rsid="0011af6d" style:font-weight-asian="normal" style:font-weight-complex="normal"/>
    </style:style>
    <style:style style:name="T4" style:family="text">
      <style:text-properties officeooo:rsid="000e6394"/>
    </style:style>
    <style:style style:name="T5" style:family="text">
      <style:text-properties officeooo:rsid="000f2119"/>
    </style:style>
    <style:style style:name="T6" style:family="text">
      <style:text-properties officeooo:rsid="0011af6d"/>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AJA 10</text:p>
      <text:p text:style-name="P1"/>
      <text:list xml:id="list2609283509" text:style-name="L1">
        <text:list-item>
          <text:p text:style-name="P6"><text:bookmark text:name="yui_3_17_2_1_1642007654630_45"/><text:bookmark text:name="yui_3_17_2_1_1642007654630_49"/><text:bookmark text:name="yui_3_17_2_1_1642007654630_46"/>Kako ste se kot posameznik lotili projekta? Kako ste zagotovili delovanje vašega dela s celoto?</text:p>
        </text:list-item>
      </text:list>
      <text:p text:style-name="P4"><text:tab/><text:span text:style-name="T2">Sistem s katerim sem delal sem dobro seznanjen in sem se ga lotil na <text:tab/>standarden način. Koda je pisanja v stilu, ki je primeren za večje projekte <text:tab/></text:span><text:span text:style-name="T3">(flutter_bloc pattern)</text:span><text:span text:style-name="T2">.</text:span></text:p>
      <text:p text:style-name="P4"/>
      <text:list xml:id="list193801835743209" text:continue-numbering="true" text:style-name="L1">
        <text:list-item>
          <text:p text:style-name="P7">Ali menite, da so bile posamične naloge vašega projekta enakomerno porazdeljene? V nasprotnem primeru kako ste te težave reševali? (na nivoju posameznika in skupine)</text:p>
        </text:list-item>
      </text:list>
      <text:p text:style-name="P3"><text:tab/><text:span text:style-name="T1">Imel sem problem, saj me je </text:span><text:span text:style-name="T3">tekom projekta</text:span><text:span text:style-name="T1"> zapustil edini član ekipe. Vendar <text:tab/>sem kljub temu opravil svoj del, saj sva si delo razdelila na frontend in pa <text:tab/>backend.</text:span></text:p>
      <text:list xml:id="list193801994031283" text:continue-numbering="true" text:style-name="L1">
        <text:list-item>
          <text:p text:style-name="P7">Kaj bi spremenili pri vašem pristopu k razvoju programske opreme v danem projektu? (kaj menite da bi lahko naredili bolje)</text:p>
        </text:list-item>
      </text:list>
      <text:p text:style-name="P3"><text:tab/><text:span text:style-name="T2">lahko bi se bolje držali istih poimenovanj.</text:span></text:p>
      <text:list xml:id="list193801753381312" text:continue-numbering="true" text:style-name="L1">
        <text:list-item>
          <text:p text:style-name="P7">Kako ste bili zadovoljni s tehnologijami, ki se jih uporabili? So se izkazale za primerne za projekt ali bi jih v prihodnje raje zamenjali za druge tehnologije?</text:p>
          <text:p text:style-name="P8">Izbrane tehnologije so bile primerne, saj sva jih oba zelo dobro poznala. Dodala bi lahko še Swagger (platforma kjer so vpisani REST-requesti z vsemi vhodnimi in izhodnimi podatki).</text:p>
        </text:list-item>
        <text:list-item>
          <text:p text:style-name="P7">Kako se vam je zdela komunikacija znotraj ekipe? Bi rekli da je bila strukturirana, kaotična, pomanjkljiva? Kako bi vi želeli, da bi komunikacija znotraj vaše ekipe potekala?</text:p>
          <text:p text:style-name="P8">Komunikacija kolikor je bila, je bila super. Večino sva se obveščala kaj je narejeno.</text:p>
        </text:list-item>
        <text:list-item>
          <text:p text:style-name="P7">Kako se vam je zdela menjava projektov? Ste uspešno predelali tuj projekt in ga brez večjih težav povezali z vašim?</text:p>
          <text:p text:style-name="P8">Zelo zanimivo, saj smo tukaj najbolje videli razlike v načinu pisanja kode ter predvsem se je bilo potrebno znajti. <text:span text:style-name="T6">Glede integracije z našim projektom, bi bilo lažje napisati vse na novo, kot pa popravljati. Predvsem je bil problem zaradi ne poznavanja WPF platforme.</text:span></text:p>
        </text:list-item>
        <text:list-item>
          <text:p text:style-name="P7">Kako bi se vi lotili projekta v primeru, da bi ga morali ponovno izdelati?</text:p>
          <text:p text:style-name="P8"><text:soft-page-break/>Dodal bi backend v Nodejs, pripravili bi še Swagger z vsemi requsti. Dodali bi še metode za zunanjo integracijo.</text:p>
        </text:list-item>
        <text:list-item>
          <text:p text:style-name="P7">Kaj ste pričakovali, da boste pri vajah predmeta Razvoj in upravljanje programskih sistemov spoznali? Kakšno znanje bi vi želeli, da bi vam vaje predmeta podale?</text:p>
          <text:p text:style-name="P8">Dejansko to kar smo počeli. Predvsem bi želel, da bi<text:span text:style-name="T6"> omejili tehnologije s katerimi bi morali delat</text:span><text:span text:style-name="T4"> (Postgres, MongoDb, Flutter, Nodejs, Swagger, Docker, GraphQl…).</text:span></text:p>
        </text:list-item>
        <text:list-item>
          <text:p text:style-name="P7">Kako ste bili zadovoljni s samim potekom vaj in njihovo vsebino? (negativna kritika ne vpliva na oceno)</text:p>
          <text:p text:style-name="P9">Zame je bila to bolj kot ne vaja, vendar sem se še vedno kar nekaj stvari dodatno naučil, saj še nisem uporabljal novejše verzije Flutter (z null safety). Glede izbire skupin bi po mojem mnenju bilo boljše, da bi nas naključno porazdelili. Predvsem bi želel, da bi vsaka skupina delala na dinamičnih platformah, ki omogočajo, da se stvari gradijo na več platformah (npr. Flutter omogoča delo za Android, iOS, Web, Linux in Windows platforme), saj so takšni programski jeziki vedno bolj popularni. Od tega bi vsaka skupina naredila Web in Mobilno različico z backendom (npr. GraphQl <text:span text:style-name="T6">za povezovanje</text:span>). Vaja bi lahko bila zelo enostavna (recimo kar todo list, z loginom <text:span text:style-name="T6">ter potem preverjanje preko JWT tokenov. Dodali bi še</text:span> recimo pravic<text:span text:style-name="T6">e</text:span> uporabnikov. Tukaj mislim predvsem user permissions, admin permissions etc.). Pridobitev takšnega znanja bi po mojem menju bolj koristila, <text:span text:style-name="T6">saj sem sam imel te težave na večjih projektih</text:span>. Izpostaviti pa moram planning-poker, saj je bila to zame najbolj koristna zadeva.</text:p>
        </text:list-item>
      </text:list>
      <text:p text:style-name="P2"><text:tab/><text:span text:style-name="T5">Mogoče bi bila dobra ideja tudi, da bi študent</text:span><text:span text:style-name="T6">je</text:span><text:span text:style-name="T5"> dobili projekt, ki je že dodelan <text:tab/>do neke točke ter bi ga potem razvijali naprej. </text:span><text:span text:style-name="T6">(kjer bi recimo bil dokončni <text:tab/>izgled in funkcionalnost, ki bi jo bilo potrebno implementirat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2T18:14:32.580955333</meta:creation-date>
    <dc:date>2022-01-18T19:38:00.733335448</dc:date>
    <meta:editing-duration>PT28M7S</meta:editing-duration>
    <meta:editing-cycles>4</meta:editing-cycles>
    <meta:generator>LibreOffice/7.2.3.2$Linux_X86_64 LibreOffice_project/20$Build-2</meta:generator>
    <meta:document-statistic meta:table-count="0" meta:image-count="0" meta:object-count="0" meta:page-count="2" meta:paragraph-count="20" meta:word-count="597" meta:character-count="3611" meta:non-whitespace-character-count="3039"/>
  </office:meta>
</office:document-meta>
</file>